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obinson Crusoe, an adventure tale that fascinated such thinkers as John-Jacques Rousseau, Karl Marx, Virginia Woolf, and J. M. Coetze, has been an international best-seller for three hundred years. An adventure tale involving cannibals, pirates, and shipwrecks, it embodies economic, social, political, and philosophical themes that continue to be relevant today. Moreover, the notion of isolation on a deserted island and a fascination with survival continue to be central to countless popular cinema and television programs. This edition of the novel with its introduction, line notes, and full bibliographical notes provides a uniquely scholarly presentation of the novel. There has been no other edition like it. Published by Bucknell University Press. Distributed worldwide by Rutgers University Pres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29:40.932000000</dc:date>
    <meta:editing-duration>PT19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17" meta:character-count="808" meta:non-whitespace-character-count="691"/>
  </office:meta>
</office:document-meta>
</file>